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fo:language="fr" fo:country="FR"/>
    </style:style>
    <style:style style:name="T3" style:parent-style-name="DefaultParagraphFont" style:family="text">
      <style:text-properties fo:font-weight="bold" style:font-weight-asian="bold" fo:language="fr" fo:country="FR"/>
    </style:style>
    <style:style style:name="T4" style:parent-style-name="DefaultParagraphFont" style:family="text">
      <style:text-properties fo:language="fr" fo:country="FR"/>
    </style:style>
    <style:style style:name="T5" style:parent-style-name="DefaultParagraphFont" style:family="text">
      <style:text-properties fo:font-weight="bold" style:font-weight-asian="bold" fo:language="fr" fo:country="FR"/>
    </style:style>
    <style:style style:name="T6" style:parent-style-name="DefaultParagraphFont" style:family="text">
      <style:text-properties fo:language="fr" fo:country="FR"/>
    </style:style>
    <style:style style:name="T7" style:parent-style-name="DefaultParagraphFont" style:family="text">
      <style:text-properties fo:font-weight="bold" style:font-weight-asian="bold" fo:language="fr" fo:country="FR"/>
    </style:style>
    <style:style style:name="T8" style:parent-style-name="DefaultParagraphFont" style:family="text">
      <style:text-properties fo:language="fr" fo:country="FR"/>
    </style:style>
    <style:style style:name="T9" style:parent-style-name="DefaultParagraphFont" style:family="text">
      <style:text-properties fo:font-weight="bold" style:font-weight-asian="bold" fo:language="fr" fo:country="FR"/>
    </style:style>
    <style:style style:name="T10" style:parent-style-name="DefaultParagraphFont" style:family="text">
      <style:text-properties fo:language="fr" fo:country="FR"/>
    </style:style>
    <style:style style:name="T11" style:parent-style-name="DefaultParagraphFont" style:family="text">
      <style:text-properties fo:font-weight="bold" style:font-weight-asian="bold" fo:language="fr" fo:country="FR"/>
    </style:style>
    <style:style style:name="T12" style:parent-style-name="DefaultParagraphFont" style:family="text">
      <style:text-properties fo:language="fr" fo:country="FR"/>
    </style:style>
    <style:style style:name="T13" style:parent-style-name="DefaultParagraphFont" style:family="text">
      <style:text-properties fo:language="fr" fo:country="FR"/>
    </style:style>
    <style:style style:name="T14" style:parent-style-name="DefaultParagraphFont" style:family="text">
      <style:text-properties fo:language="fr" fo:country="FR"/>
    </style:style>
    <style:style style:name="T15" style:parent-style-name="DefaultParagraphFont" style:family="text">
      <style:text-properties fo:language="fr" fo:country="FR"/>
    </style:style>
    <style:style style:name="T16" style:parent-style-name="DefaultParagraphFont" style:family="text">
      <style:text-properties fo:font-weight="bold" style:font-weight-asian="bold" fo:language="fr" fo:country="FR"/>
    </style:style>
    <style:style style:name="T17" style:parent-style-name="DefaultParagraphFont" style:family="text">
      <style:text-properties fo:language="fr" fo:country="FR"/>
    </style:style>
    <style:style style:name="T18" style:parent-style-name="DefaultParagraphFont" style:family="text">
      <style:text-properties fo:font-weight="bold" style:font-weight-asian="bold" fo:language="fr" fo:country="FR"/>
    </style:style>
    <style:style style:name="T19" style:parent-style-name="DefaultParagraphFont" style:family="text">
      <style:text-properties fo:language="fr" fo:country="FR"/>
    </style:style>
    <style:style style:name="T20" style:parent-style-name="DefaultParagraphFont" style:family="text">
      <style:text-properties fo:language="fr" fo:country="FR"/>
    </style:style>
    <style:style style:name="T21" style:parent-style-name="DefaultParagraphFont" style:family="text">
      <style:text-properties fo:font-weight="bold" style:font-weight-asian="bold" fo:language="fr" fo:country="FR"/>
    </style:style>
    <style:style style:name="T22" style:parent-style-name="DefaultParagraphFont" style:family="text">
      <style:text-properties fo:language="fr" fo:country="FR"/>
    </style:style>
    <style:style style:name="T23" style:parent-style-name="DefaultParagraphFont" style:family="text">
      <style:text-properties fo:font-weight="bold" style:font-weight-asian="bold" fo:language="fr" fo:country="FR"/>
    </style:style>
    <style:style style:name="T24" style:parent-style-name="DefaultParagraphFont" style:family="text">
      <style:text-properties fo:language="fr" fo:country="FR"/>
    </style:style>
    <style:style style:name="T25" style:parent-style-name="DefaultParagraphFont" style:family="text">
      <style:text-properties fo:language="fr" fo:country="FR"/>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fo:language="fr" fo:country="FR"/>
    </style:style>
    <style:style style:name="T29" style:parent-style-name="DefaultParagraphFont" style:family="text">
      <style:text-properties fo:language="fr" fo:country="FR"/>
    </style:style>
    <style:style style:name="T30" style:parent-style-name="DefaultParagraphFont" style:family="text">
      <style:text-properties fo:font-weight="bold" style:font-weight-asian="bold" fo:language="fr" fo:country="FR"/>
    </style:style>
    <style:style style:name="T31" style:parent-style-name="DefaultParagraphFont" style:family="text">
      <style:text-properties fo:language="fr" fo:country="FR"/>
    </style:style>
    <style:style style:name="T32" style:parent-style-name="DefaultParagraphFont" style:family="text">
      <style:text-properties fo:language="fr" fo:country="FR"/>
    </style:style>
    <style:style style:name="T33" style:parent-style-name="DefaultParagraphFont" style:family="text">
      <style:text-properties fo:language="fr" fo:country="FR"/>
    </style:style>
    <style:style style:name="T34" style:parent-style-name="DefaultParagraphFont" style:family="text">
      <style:text-properties fo:font-weight="bold" style:font-weight-asian="bold" fo:language="fr" fo:country="FR"/>
    </style:style>
    <style:style style:name="T35" style:parent-style-name="DefaultParagraphFont" style:family="text">
      <style:text-properties fo:language="fr" fo:country="FR"/>
    </style:style>
    <style:style style:name="T36" style:parent-style-name="DefaultParagraphFont" style:family="text">
      <style:text-properties fo:font-weight="bold" style:font-weight-asian="bold" fo:language="fr" fo:country="FR"/>
    </style:style>
    <style:style style:name="T37" style:parent-style-name="DefaultParagraphFont" style:family="text">
      <style:text-properties fo:language="fr" fo:country="FR"/>
    </style:style>
    <style:style style:name="T38" style:parent-style-name="DefaultParagraphFont" style:family="text">
      <style:text-properties fo:language="fr" fo:country="FR"/>
    </style:style>
    <style:style style:name="T39" style:parent-style-name="DefaultParagraphFont" style:family="text">
      <style:text-properties fo:language="fr" fo:country="FR"/>
    </style:style>
    <style:style style:name="T40" style:parent-style-name="DefaultParagraphFont" style:family="text">
      <style:text-properties fo:font-weight="bold" style:font-weight-asian="bold" fo:language="fr" fo:country="FR"/>
    </style:style>
    <style:style style:name="T41" style:parent-style-name="DefaultParagraphFont" style:family="text">
      <style:text-properties fo:language="fr" fo:country="FR"/>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fo:language="fr" fo:country="FR"/>
    </style:style>
    <style:style style:name="T44" style:parent-style-name="DefaultParagraphFont" style:family="text">
      <style:text-properties fo:language="fr" fo:country="FR"/>
    </style:style>
    <style:style style:name="T45" style:parent-style-name="DefaultParagraphFont" style:family="text">
      <style:text-properties fo:language="fr" fo:country="FR"/>
    </style:style>
    <style:style style:name="T46" style:parent-style-name="DefaultParagraphFont" style:family="text">
      <style:text-properties fo:font-weight="bold" style:font-weight-asian="bold" fo:language="fr" fo:country="FR"/>
    </style:style>
    <style:style style:name="T47" style:parent-style-name="DefaultParagraphFont" style:family="text">
      <style:text-properties fo:language="fr" fo:country="FR"/>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fo:language="fr" fo:country="FR"/>
    </style:style>
    <style:style style:name="T50" style:parent-style-name="DefaultParagraphFont" style:family="text">
      <style:text-properties fo:language="fr" fo:country="FR"/>
    </style:style>
    <style:style style:name="T51" style:parent-style-name="DefaultParagraphFont" style:family="text">
      <style:text-properties fo:font-weight="bold" style:font-weight-asian="bold" fo:language="fr" fo:country="FR"/>
    </style:style>
    <style:style style:name="T52" style:parent-style-name="DefaultParagraphFont" style:family="text">
      <style:text-properties fo:language="fr" fo:country="FR"/>
    </style:style>
    <style:style style:name="T53" style:parent-style-name="DefaultParagraphFont" style:family="text">
      <style:text-properties fo:language="fr" fo:country="FR"/>
    </style:style>
    <style:style style:name="T54" style:parent-style-name="DefaultParagraphFont" style:family="text">
      <style:text-properties fo:language="fr" fo:country="FR"/>
    </style:style>
    <style:style style:name="T55" style:parent-style-name="DefaultParagraphFont" style:family="text">
      <style:text-properties fo:language="fr" fo:country="FR"/>
    </style:style>
    <style:style style:name="P56" style:parent-style-name="Normal" style:family="paragraph">
      <style:text-properties fo:language="fr" fo:country="FR"/>
    </style:style>
    <style:style style:name="P57" style:parent-style-name="Normal" style:family="paragraph">
      <style:text-properties fo:color="#0070C0" fo:language="fr" fo:country="FR"/>
    </style:style>
    <style:style style:name="P58" style:parent-style-name="Normal" style:family="paragraph">
      <style:text-properties fo:color="#0070C0" fo:language="fr" fo:country="FR"/>
    </style:style>
    <style:style style:name="P59" style:parent-style-name="Normal" style:family="paragraph">
      <style:text-properties fo:color="#0070C0" fo:language="fr" fo:country="FR"/>
    </style:style>
    <style:style style:name="P60" style:parent-style-name="Normal" style:family="paragraph">
      <style:text-properties fo:color="#0070C0" fo:language="fr" fo:country="FR"/>
    </style:style>
    <style:style style:name="P61" style:parent-style-name="Normal" style:family="paragraph">
      <style:text-properties fo:color="#0070C0" fo:language="fr" fo:country="FR"/>
    </style:style>
    <style:style style:name="P62" style:parent-style-name="Normal" style:family="paragraph">
      <style:text-properties fo:color="#0070C0" fo:language="fr" fo:country="FR"/>
    </style:style>
    <style:style style:name="P63" style:parent-style-name="Normal" style:family="paragraph">
      <style:text-properties fo:color="#0070C0" fo:language="fr" fo:country="FR"/>
    </style:style>
    <style:style style:name="P64" style:parent-style-name="Normal" style:family="paragraph">
      <style:text-properties fo:color="#0070C0" fo:language="fr" fo:country="FR"/>
    </style:style>
    <style:style style:name="P65" style:parent-style-name="Normal" style:family="paragraph">
      <style:text-properties fo:color="#0070C0" fo:language="fr" fo:country="FR"/>
    </style:style>
    <style:style style:name="P66" style:parent-style-name="Normal" style:family="paragraph">
      <style:text-properties fo:color="#0070C0" fo:language="fr" fo:country="FR"/>
    </style:style>
    <style:style style:name="P67" style:parent-style-name="Normal" style:family="paragraph">
      <style:text-properties fo:color="#0070C0" fo:language="fr" fo:country="FR"/>
    </style:style>
    <style:style style:name="P68" style:parent-style-name="Normal" style:family="paragraph">
      <style:text-properties fo:color="#0070C0" fo:language="fr" fo:country="FR"/>
    </style:style>
    <style:style style:name="P69" style:parent-style-name="Normal" style:family="paragraph">
      <style:text-properties fo:color="#0070C0" fo:language="fr" fo:country="FR"/>
    </style:style>
    <style:style style:name="P70" style:parent-style-name="Normal" style:family="paragraph">
      <style:text-properties fo:color="#0070C0" fo:language="fr" fo:country="FR"/>
    </style:style>
    <style:style style:name="P71" style:parent-style-name="Normal" style:family="paragraph">
      <style:text-properties fo:color="#0070C0" fo:language="fr" fo:country="FR"/>
    </style:style>
    <style:style style:name="P72" style:parent-style-name="Normal" style:family="paragraph">
      <style:text-properties fo:color="#0070C0" fo:language="fr" fo:country="FR"/>
    </style:style>
    <style:style style:name="P73" style:parent-style-name="Normal" style:family="paragraph">
      <style:text-properties fo:color="#0070C0" fo:language="fr" fo:country="FR"/>
    </style:style>
    <style:style style:name="P74" style:parent-style-name="Normal" style:family="paragraph">
      <style:text-properties fo:color="#0070C0" fo:language="fr" fo:country="FR"/>
    </style:style>
    <style:style style:name="P75" style:parent-style-name="Normal" style:family="paragraph">
      <style:text-properties fo:color="#0070C0" fo:language="fr" fo:country="FR"/>
    </style:style>
    <style:style style:name="P76" style:parent-style-name="Normal" style:family="paragraph">
      <style:text-properties fo:color="#0070C0" fo:language="fr" fo:country="FR"/>
    </style:style>
    <style:style style:name="P77" style:parent-style-name="Normal" style:family="paragraph">
      <style:text-properties fo:color="#0070C0" fo:language="fr" fo:country="FR"/>
    </style:style>
    <style:style style:name="T78" style:parent-style-name="DefaultParagraphFont" style:family="text">
      <style:text-properties fo:color="#0070C0" fo:language="fr" fo:country="FR"/>
    </style:style>
    <style:style style:name="T79" style:parent-style-name="DefaultParagraphFont" style:family="text">
      <style:text-properties fo:color="#0070C0" fo:language="fr" fo:country="FR"/>
    </style:style>
    <style:style style:name="T80" style:parent-style-name="DefaultParagraphFont" style:family="text">
      <style:text-properties fo:color="#0070C0" fo:language="fr" fo:country="FR"/>
    </style:style>
  </office:automatic-styles>
  <office:body>
    <office:text text:use-soft-page-breaks="true">
      <text:p text:style-name="P1"><text:span text:style-name="T2">H</text:span><text:span text:style-name="T3">B.</text:span><text:span text:style-name="T4"><text:s text:c="2"/>C’est nous qui allons gérer ça.<text:s/></text:span></text:p>
      <text:p text:style-name="Normal"><text:span text:style-name="T5">NJ.</text:span><text:span text:style-name="T6"><text:s text:c="2"/>D’accord. <text:s/>Ça c’est bien.</text:span></text:p>
      <text:p text:style-name="Normal"><text:span text:style-name="T7">HB</text:span><text:span text:style-name="T8">. <text:s/>Concernant ce que tu m’as parlé avec…oui. <text:s/>Forcement ils sont en relation. <text:s/></text:span></text:p>
      <text:p text:style-name="Normal"><text:span text:style-name="T9">NJ.</text:span><text:span text:style-name="T10"><text:s text:c="2"/>Ils sont en relation.</text:span></text:p>
      <text:p text:style-name="Normal"><text:span text:style-name="T11">HB.</text:span><text:span text:style-name="T12"><text:s/>Ça va vite être<text:s/></text:span><text:span text:style-name="T13">déterminer. <text:s/>Il faut pas t’inquiéter puisque d’autant plus Il faudra que tu demandes a Nick c’est que dans les documents il doit y avoir les choses là-dessus. Voila il faut que tu regarde par rapport à la Barclays mais moi je les ressors aussi de toute faç</text:span><text:span text:style-name="T14">on et je vois le juge la semaine prochaine par rapport à ce dossier-là. Ne t’inquiète pas. <text:s/>Ça va être vite. C’est normal de toute façon comme tu nous as aider. <text:s text:c="2"/>De toute façon c’est légal parce qu’Il a fait tout à fait une organisation d’insolvabilité. D</text:span><text:span text:style-name="T15">onc par rapport à toi ça va t’apporter des choses.</text:span></text:p>
      <text:p text:style-name="Normal"><text:span text:style-name="T16">NJ.</text:span><text:span text:style-name="T17"><text:s text:c="2"/>Dis-moi Herve. Juste une question. Est-ce que tu crois qu’il existe des éléments qui prouvent ou qui indiquent que Barclays a consciemment conspiré avec Ziad ?</text:span></text:p>
      <text:p text:style-name="Normal"><text:span text:style-name="T18">HB</text:span><text:span text:style-name="T19">. <text:s/>C’est pas la Barclays , c’est Harfo</text:span><text:span text:style-name="T20">rd.</text:span></text:p>
      <text:p text:style-name="Normal"><text:span text:style-name="T21">NJ.</text:span><text:span text:style-name="T22"><text:s text:c="2"/>C’est Harford. Ok d’accords donc il a agi un peu tout seul.</text:span></text:p>
      <text:p text:style-name="Normal"><text:span text:style-name="T23">HB.</text:span><text:span text:style-name="T24"><text:s text:c="2"/>Mais comme Harford si tu veux dépend de la banque, la banque si tu veux quelque part derrière ils vont être emmerder parce que c’était un de leur salarié même s’ils l’ont viré. <text:s/>Ils<text:s/></text:span><text:span text:style-name="T25">sont responsables en tant que personne morale ils sont responsables.</text:span></text:p>
      <text:p text:style-name="Normal"><text:span text:style-name="T26">NJ.</text:span><text:s text:c="2"/>Ok ok</text:p>
      <text:p text:style-name="Normal"><text:span text:style-name="T27">NS.</text:span><text:s text:c="2"/>He was working for the bank at the time?</text:p>
      <text:p text:style-name="Normal"><text:span text:style-name="T28">NJ.</text:span><text:span text:style-name="T29"><text:s text:c="2"/>Il travaillait pour la banque à l’époque ?</text:span></text:p>
      <text:p text:style-name="Normal"><text:span text:style-name="T30">HB</text:span><text:span text:style-name="T31">. <text:s/>Oui oui oui tout à fait, c’est par Harford de toute façon que Ziad est passé.</text:span><text:span text:style-name="T32"><text:s/>Et donc c’est son contact, son chargé de clientèle, c’était Harford mais c’était pour la Barclays qu’il travaillait. <text:s/>Donc de toute façon il n’y a pas de grand souci là-dessus. Il faut assez allez assez vite pour que toi tu n’es pas trop de soucis en Angl</text:span><text:span text:style-name="T33">eterre.</text:span></text:p>
      <text:p text:style-name="Normal"><text:span text:style-name="T34">NJ.</text:span><text:span text:style-name="T35"><text:s text:c="2"/>Pardon Herve tu peux répéter ? <text:s/></text:span></text:p>
      <text:p text:style-name="Normal"><text:span text:style-name="T36">HB</text:span><text:span text:style-name="T37">. <text:s/>C’est pour ça que nous, on veut allez assez vite de manière a ce que si après la justice anglaise veux récupérer des éléments que la procédure française concernant ton organisation<text:s/></text:span><text:span text:style-name="T38">d’insolvabilité qui puisse être communiquer assez rapidement, donc ça va être assez vite. De toute façon ce qu’il faut que tu fasses c’est que déjà à tes avocats anglais tu leur dises qu’en France il y a une procédure qui est ouverte pour ça et concernant<text:s/></text:span><text:span text:style-name="T39">justement les activités de Ziad avec la Barclays <text:s/></text:span></text:p>
      <text:p text:style-name="Normal"><text:span text:style-name="T40">NJ</text:span><text:span text:style-name="T41">. <text:s/>D’accord ok. <text:s/>Attend. <text:s/>Il y a Nick qui me pose une question.</text:span></text:p>
      <text:p text:style-name="Normal"><text:span text:style-name="T42">NS.</text:span><text:s text:c="2"/>Is there evidence of Harford committing criminal acts?</text:p>
      <text:p text:style-name="Normal"><text:span text:style-name="T43">NJ</text:span><text:span text:style-name="T44">. <text:s/>Est ce qu’il y a des preuves ou des indices que Harford a commis les actes</text:span><text:span text:style-name="T45"><text:s/>criminels par rapport à ça ?</text:span></text:p>
      <text:p text:style-name="Normal"><text:span text:style-name="T46">HB.</text:span><text:span text:style-name="T47"><text:s text:c="2"/>Pas des actes criminels mais des actes délictueux oui oui il y a des échanges de mail il y a des choses comme ça. Ça c’est clair.</text:span></text:p>
      <text:p text:style-name="Normal"><text:span text:style-name="T48">NS.</text:span><text:s text:c="2"/>What kind of acts?</text:p>
      <text:soft-page-break/>
      <text:p text:style-name="Normal"><text:span text:style-name="T49">NJ.</text:span><text:span text:style-name="T50"><text:s text:c="2"/>Qn peut demander quel genres actions ?</text:span></text:p>
      <text:p text:style-name="Normal"><text:span text:style-name="T51">HB.</text:span><text:span text:style-name="T52"><text:s text:c="2"/>Ben écoutez je ne<text:s/></text:span><text:span text:style-name="T53">les ai pas là mais on voit bien si tu veux en gros il est tout à fait au courant de ce qu’il fait par l’intermédiaire des sociétés écrans etc. pour ne pas passer officiellement comme étant propriétaire (de la Barclays) de ton habitation et qu’il passe à tr</text:span><text:span text:style-name="T54">avers des sociétés des SCI qui sont gérées par Bonnant. <text:s/>Voila. Il y a des éléments. <text:s/>Il faut que je vous revoie parce que c’est Magali c’est elle qui est en charge de ça. <text:s/>Je sais qu’on a des choses là-dessus mais je t’en dirai plus fin de semaine prochai</text:span><text:span text:style-name="T55">ne.</text:span></text:p>
      <text:p text:style-name="P56"/>
      <text:p text:style-name="P57">HB. We are going to handle that.</text:p>
      <text:p text:style-name="P58">NJ. Okay. This is good.</text:p>
      <text:p text:style-name="P59">HB. About what you talked to me with ... yes. Forcing they are in relation.</text:p>
      <text:p text:style-name="P60">NJ. They are in relationship.</text:p>
      <text:p text:style-name="P61">HB. It will quickly be determined. You do not have to worry because you will have to ask Nick that in the<text:s/>documents there must be things on it. Here you have to look at Barclays but I'm going out anyway and I see the judge next week on this issue. Do not worry. It'll be fast. It's normal anyway as you helped us. Anyway it's legal because it's quite an insolvency organization. So compared to you, it's going to bring you things.</text:p>
      <text:p text:style-name="P62">NJ. Tell me Herve. Just a question. Do you think there is any evidence or evidence that Barclays consciously conspired with Ziad?</text:p>
      <text:p text:style-name="P63">HB. It's not Barclays, it's Harford.</text:p>
      <text:p text:style-name="P64">NJ. It's Harford. Ok<text:s/>chords so he acted a little on his own.</text:p>
      <text:p text:style-name="P65">HB. But as Harford if you want depends on the bank, the bank if you want somewhere behind they will be pissed off because it was one of their employee even though they fired him. They are responsible as a legal person they are responsible.</text:p>
      <text:p text:style-name="P66">NJ. Ok ok</text:p>
      <text:p text:style-name="P67">NS. He was working for the bank at the time?</text:p>
      <text:p text:style-name="P68">NJ. He worked for the bank at the time?</text:p>
      <text:p text:style-name="P69">HB. Yes yes yes, it's by Harford anyway that Ziad has passed. And so it was his contact, his customer manager, it was Harford but it was<text:s/>for Barclays he worked. So anyway there is no big worry about it. You have to go fast enough so that you are not too worried in England.</text:p>
      <text:p text:style-name="P70">NJ. Pardon Herve, can you repeat?</text:p>
      <text:p text:style-name="P71">HB. That's why we want to go fast enough so that after the English justice want to recover elements that the French procedure concerning your insolvency organization that can be communicated quickly enough, so it'll be soon enough . Anyway what you have to do is already tell your English lawyers that in France there is a procedure that is<text:s/>open for this and concerning the activities of Ziad with Barclays</text:p>
      <text:p text:style-name="P72">NJ. Okay OK. Waits. Nick is asking me a question.</text:p>
      <text:p text:style-name="P73">NS. Is there evidence of Harford committing criminal acts?</text:p>
      <text:soft-page-break/>
      <text:p text:style-name="P74">NJ. Is there any evidence or clues that Harford committed the criminal acts in relation to that?</text:p>
      <text:p text:style-name="P75">HB. Not criminal acts but criminal acts yes yes there are exchanges of mail there are things like that. That's clear.</text:p>
      <text:p text:style-name="P76">NS. What kind of acts?</text:p>
      <text:p text:style-name="P77">NJ. What kind of actions can I ask?</text:p>
      <text:p text:style-name="Normal"><text:span text:style-name="T78">HB. Well listen I do not have them there but we can see if<text:s/></text:span><text:span text:style-name="T79">you want basically he is quite aware of what he does through the companies screen etc. so you do not officially become owner (of Barclays) of your home and it passes through companies of SCI that are managed by Bonnant. Here is. There are elements. I have<text:s/></text:span><text:span text:style-name="T80">to see you again because it's Magali who is in charge of that. I know we have some things on that, but I'll tell you more at the end of next wee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cola Johnson</meta:initial-creator>
    <dc:creator>Nick Stoop</dc:creator>
    <meta:creation-date>2019-03-13T08:44:00Z</meta:creation-date>
    <dc:date>2022-02-17T08:48:00Z</dc:date>
    <meta:template xlink:href="Normal" xlink:type="simple"/>
    <meta:editing-cycles>3</meta:editing-cycles>
    <meta:editing-duration>PT5220S</meta:editing-duration>
    <meta:document-statistic meta:page-count="3" meta:paragraph-count="11" meta:word-count="890" meta:character-count="5957" meta:row-count="42" meta:non-whitespace-character-count="5078"/>
  </office:meta>
</office:document-meta>
</file>